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wollmux.rdf" manifest:media-type="application/rdf+xml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Arial" svg:font-family="Arial" style:font-family-generic="swiss"/>
    <style:font-face style:name="DejaVu Sans" svg:font-family="'DejaVu Sans'" style:font-family-generic="system" style:font-pitch="variable"/>
  </office:font-face-decls>
  <office:automatic-styles/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empty, no hint <text:text-input text:description=""/></text:p>
      <text:p text:style-name="Standard">content, no hint <text:text-input text:description="">content without hint</text:text-input></text:p>
      <text:p text:style-name="Standard">empty, hint <text:text-input text:description="hint empty"/></text:p>
      <text:p text:style-name="Standard">content, hint <text:text-input text:description="hint content">content with hint</text:text-input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Arial" svg:font-family="Arial" style:font-family-generic="swiss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de" fo:country="DE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1pt" fo:language="de" fo:country="DE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loext:graphic-properties draw:fill-image-width="0cm" draw:fill-image-height="0cm"/>
      <style:paragraph-properties style:line-height-at-least="0.46cm" style:page-number="auto" style:shadow="none" style:writing-mode="page">
        <style:tab-stops/>
      </style:paragraph-properties>
      <style:text-properties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line-height="100%" style:writing-mode="page"/>
      <style:text-properties style:font-size-asian="10.5pt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" fo:font-family="Arial" style:font-family-generic="swiss" fo:font-size="11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/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Salutation" style:family="paragraph" style:parent-style-name="Standard" style:class="text">
      <style:paragraph-properties text:number-lines="false" text:line-number="0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199cm" fo:margin-bottom="2.03cm" fo:margin-left="2.499cm" fo:margin-right="2.2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199cm" fo:margin-bottom="2.03cm" fo:margin-left="2.499cm" fo:margin-right="2.2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First_20_Page" style:display-name="First Page" style:page-layout-name="Mpm1" style:next-style-name="Standard"/>
    <style:master-page style:name="Footnote" style:page-layout-name="Mpm2"/>
    <style:master-page style:name="HTML" style:page-layout-name="Mpm3"/>
    <style:master-page style:name="Left_20_Page" style:display-name="Left Page" style:page-layout-name="Mpm4" style:next-style-name="Right_20_Page"/>
    <style:master-page style:name="Right_20_Page" style:display-name="Right Page" style:page-layout-name="Mpm5" style:next-style-name="Left_20_Page"/>
    <style:master-page style:name="Landscape" style:page-layout-name="Mpm6"/>
    <style:master-page style:name="Envelope" style:page-layout-name="Mpm7"/>
    <style:master-page style:name="Index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generator>LibreOffice/6.5.0.0.alpha0$Linux_X86_64 LibreOffice_project/9f51d0bfd4cf0ad1a019254ecbc04912f702ee6e</meta:generator>
    <meta:creation-date>2019-05-03T12:21:16.224000000</meta:creation-date>
    <meta:editing-duration>PT14M36S</meta:editing-duration>
    <meta:editing-cycles>14</meta:editing-cycles>
    <dc:date>2019-11-17T19:52:56.773611010</dc:date>
    <meta:document-statistic meta:table-count="0" meta:image-count="0" meta:object-count="0" meta:page-count="1" meta:paragraph-count="4" meta:word-count="24" meta:character-count="103" meta:non-whitespace-character-count="89"/>
  </office:meta>
</office:document-meta>
</file>